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serif"/>
    <style:font-face style:name="Times" svg:font-family="Times, 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44cm" draw:stroke-linejoin="miter" draw:fill="solid" draw:fill-color="#ffffff"/>
    </style:style>
    <style:style style:name="gr2" style:family="graphic" style:parent-style-name="standard">
      <style:graphic-properties draw:stroke="solid" svg:stroke-width="0.044cm" svg:stroke-color="#000000" draw:stroke-linejoin="miter" draw:fill="none" fo:padding-top="0.147cm" fo:padding-bottom="0.147cm" fo:padding-left="0.272cm" fo:padding-right="0.272cm"/>
    </style:style>
    <style:style style:name="gr3" style:family="graphic" style:parent-style-name="standard">
      <style:graphic-properties draw:stroke="solid" svg:stroke-width="0.044cm" svg:stroke-color="#000000" draw:stroke-linejoin="miter" draw:fill="solid" draw:fill-color="#000000" fo:padding-top="0.147cm" fo:padding-bottom="0.147cm" fo:padding-left="0.272cm" fo:padding-right="0.272cm"/>
    </style:style>
    <style:style style:name="gr4" style:family="graphic" style:parent-style-name="standard">
      <style:graphic-properties draw:stroke="solid" svg:stroke-width="0.044cm" svg:stroke-color="#008000" draw:stroke-linejoin="miter" draw:fill="solid" draw:fill-color="#008000" fo:padding-top="0.147cm" fo:padding-bottom="0.147cm" fo:padding-left="0.272cm" fo:padding-right="0.272cm"/>
    </style:style>
    <style:style style:name="gr5" style:family="graphic" style:parent-style-name="standard">
      <style:graphic-properties draw:stroke="solid" svg:stroke-width="0.044cm" svg:stroke-color="#ff0000" draw:stroke-linejoin="miter" draw:fill="solid" draw:fill-color="#ff0000" fo:padding-top="0.147cm" fo:padding-bottom="0.147cm" fo:padding-left="0.272cm" fo:padding-right="0.272cm"/>
    </style:style>
    <style:style style:name="gr6" style:family="graphic" style:parent-style-name="standard">
      <style:graphic-properties draw:stroke="none" draw:fill="none" draw:textarea-horizontal-align="left" draw:auto-grow-width="true" fo:min-height="0.877cm" fo:min-width="3.757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auto-grow-width="true" fo:min-height="0.877cm" fo:min-width="4.659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auto-grow-width="true" fo:min-height="0.877cm" fo:min-width="5.84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auto-grow-width="true" fo:min-height="0.877cm" fo:min-width="5.88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auto-grow-width="true" fo:min-height="0.877cm" fo:min-width="6.88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auto-grow-width="true" fo:min-height="0.683cm" fo:min-width="0.447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auto-grow-width="true" fo:min-height="0.877cm" fo:min-width="5.23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auto-grow-width="true" fo:min-height="0.877cm" fo:min-width="1.68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auto-grow-width="true" fo:min-height="0.877cm" fo:min-width="3.55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auto-grow-width="true" fo:min-height="0.877cm" fo:min-width="5.687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auto-grow-width="true" fo:min-height="0.921cm" fo:min-width="8.209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auto-grow-width="true" fo:min-height="0.877cm" fo:min-width="4.172cm" fo:padding-top="0cm" fo:padding-bottom="0cm" fo:padding-left="0cm" fo:padding-right="0cm"/>
    </style:style>
    <style:style style:name="gr18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008000"/>
    </style:style>
    <style:style style:name="P5" style:family="paragraph">
      <loext:graphic-properties draw:fill="solid" draw:fill-color="#ff0000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font-name="Times" fo:font-size="22.5pt" fo:font-style="normal" fo:font-weight="100"/>
    </style:style>
    <style:style style:name="T2" style:family="text">
      <style:text-properties fo:font-variant="normal" fo:text-transform="none" fo:color="#000000" style:font-name="Times New Roman" fo:font-size="17.5pt" fo:font-style="normal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38.1cm" svg:height="21.699cm" svg:x="0cm" svg:y="0cm" svg:viewBox="0 0 38101 21700" draw:points="0,21700 0,0 38101,0 38101,21700">
          <text:p/>
        </draw:polygon>
        <draw:polygon draw:style-name="gr2" draw:text-style-name="P2" draw:layer="layout" svg:width="12.7cm" svg:height="1.587cm" svg:x="3.087cm" svg:y="0.176cm" svg:viewBox="0 0 12701 1588" draw:points="12701,0 0,0 0,1588 12701,1588">
          <text:p/>
        </draw:polygon>
        <draw:polygon draw:style-name="gr2" draw:text-style-name="P2" draw:layer="layout" svg:width="12.7cm" svg:height="1.587cm" svg:x="3.087cm" svg:y="3.395cm" svg:viewBox="0 0 12701 1588" draw:points="12701,0 0,0 0,1588 12701,1588">
          <text:p/>
        </draw:polygon>
        <draw:path draw:style-name="gr2" draw:text-style-name="P2" draw:layer="layout" svg:width="0cm" svg:height="1.178cm" svg:x="9.437cm" svg:y="1.772cm" svg:viewBox="0 0 0 1179" svg:d="M0 0c0 354 0 783 0 1179">
          <text:p/>
        </draw:path>
        <draw:polygon draw:style-name="gr3" draw:text-style-name="P3" draw:layer="layout" svg:width="0.309cm" svg:height="0.441cm" svg:x="9.282cm" svg:y="2.953cm" svg:viewBox="0 0 310 442" draw:points="310,0 155,442 0,0">
          <text:p/>
        </draw:polygon>
        <draw:polygon draw:style-name="gr2" draw:text-style-name="P2" draw:layer="layout" svg:width="12.7cm" svg:height="3.184cm" svg:x="3.087cm" svg:y="6.615cm" svg:viewBox="0 0 12701 3185" draw:points="12701,0 0,0 0,3185 12701,3185">
          <text:p/>
        </draw:polygon>
        <draw:path draw:style-name="gr2" draw:text-style-name="P2" draw:layer="layout" svg:width="0cm" svg:height="1.174cm" svg:x="9.437cm" svg:y="4.991cm" svg:viewBox="0 0 0 1175" svg:d="M0 0c0 340 0 758 0 1175">
          <text:p/>
        </draw:path>
        <draw:polygon draw:style-name="gr3" draw:text-style-name="P3" draw:layer="layout" svg:width="0.309cm" svg:height="0.441cm" svg:x="9.282cm" svg:y="6.173cm" svg:viewBox="0 0 310 442" draw:points="310,0 155,442 0,0">
          <text:p/>
        </draw:polygon>
        <draw:polygon draw:style-name="gr2" draw:text-style-name="P2" draw:layer="layout" svg:width="15.699cm" svg:height="2.469cm" svg:x="1.588cm" svg:y="11.745cm" svg:viewBox="0 0 15700 2470" draw:points="7850,0 0,1235 7850,2470 15700,1235">
          <text:p/>
        </draw:polygon>
        <draw:path draw:style-name="gr2" draw:text-style-name="P2" draw:layer="layout" svg:width="0cm" svg:height="1.495cm" svg:x="9.437cm" svg:y="9.8cm" svg:viewBox="0 0 0 1496" svg:d="M0 0c0 481 0 1003 0 1496">
          <text:p/>
        </draw:path>
        <draw:polygon draw:style-name="gr3" draw:text-style-name="P3" draw:layer="layout" svg:width="0.309cm" svg:height="0.441cm" svg:x="9.282cm" svg:y="11.296cm" svg:viewBox="0 0 310 442" draw:points="310,0 155,442 0,0">
          <text:p/>
        </draw:polygon>
        <draw:path draw:style-name="gr2" draw:text-style-name="P2" draw:layer="layout" svg:width="0cm" svg:height="1.293cm" svg:x="9.437cm" svg:y="18.7cm" svg:viewBox="0 0 0 1294" svg:d="M0 0c0 394 0 867 0 1294">
          <text:p/>
        </draw:path>
        <draw:polygon draw:style-name="gr4" draw:text-style-name="P4" draw:layer="layout" svg:width="12.7cm" svg:height="1.587cm" svg:x="3.087cm" svg:y="20.382cm" svg:viewBox="0 0 12701 1588" draw:points="12701,0 0,0 0,1588 12701,1588">
          <text:p/>
        </draw:polygon>
        <draw:polygon draw:style-name="gr3" draw:text-style-name="P3" draw:layer="layout" svg:width="0.309cm" svg:height="0.441cm" svg:x="9.282cm" svg:y="19.938cm" svg:viewBox="0 0 310 442" draw:points="310,0 155,442 0,0">
          <text:p/>
        </draw:polygon>
        <draw:polygon draw:style-name="gr2" draw:text-style-name="P2" draw:layer="layout" svg:width="12.7cm" svg:height="1.587cm" svg:x="3.087cm" svg:y="23.601cm" svg:viewBox="0 0 12701 1588" draw:points="12701,0 0,0 0,1588 12701,1588">
          <text:p/>
        </draw:polygon>
        <draw:path draw:style-name="gr2" draw:text-style-name="P2" draw:layer="layout" svg:width="0cm" svg:height="1.178cm" svg:x="9.437cm" svg:y="21.977cm" svg:viewBox="0 0 0 1179" svg:d="M0 0c0 354 0 783 0 1179">
          <text:p/>
        </draw:path>
        <draw:polygon draw:style-name="gr3" draw:text-style-name="P3" draw:layer="layout" svg:width="0.309cm" svg:height="0.441cm" svg:x="9.282cm" svg:y="23.158cm" svg:viewBox="0 0 310 442" draw:points="310,0 155,442 0,0">
          <text:p/>
        </draw:polygon>
        <draw:polygon draw:style-name="gr2" draw:text-style-name="P2" draw:layer="layout" svg:width="12.7cm" svg:height="1.587cm" svg:x="23.724cm" svg:y="0.176cm" svg:viewBox="0 0 12701 1588" draw:points="12701,0 0,0 0,1588 12701,1588">
          <text:p/>
        </draw:polygon>
        <draw:polygon draw:style-name="gr2" draw:text-style-name="P2" draw:layer="layout" svg:width="12.7cm" svg:height="1.587cm" svg:x="23.724cm" svg:y="3.395cm" svg:viewBox="0 0 12701 1588" draw:points="12701,0 0,0 0,1588 12701,1588">
          <text:p/>
        </draw:polygon>
        <draw:path draw:style-name="gr2" draw:text-style-name="P2" draw:layer="layout" svg:width="0cm" svg:height="1.178cm" svg:x="30.074cm" svg:y="1.772cm" svg:viewBox="0 0 0 1179" svg:d="M0 0c0 354 0 783 0 1179">
          <text:p/>
        </draw:path>
        <draw:polygon draw:style-name="gr3" draw:text-style-name="P3" draw:layer="layout" svg:width="0.309cm" svg:height="0.441cm" svg:x="29.92cm" svg:y="2.953cm" svg:viewBox="0 0 310 442" draw:points="310,0 155,442 0,0">
          <text:p/>
        </draw:polygon>
        <draw:polygon draw:style-name="gr2" draw:text-style-name="P2" draw:layer="layout" svg:width="12.7cm" svg:height="2.117cm" svg:x="23.724cm" svg:y="7.056cm" svg:viewBox="0 0 12701 2118" draw:points="12701,0 0,0 0,2118 12701,2118">
          <text:p/>
        </draw:polygon>
        <draw:path draw:style-name="gr2" draw:text-style-name="P2" draw:layer="layout" svg:width="0cm" svg:height="1.614cm" svg:x="30.074cm" svg:y="4.991cm" svg:viewBox="0 0 0 1615" svg:d="M0 0c0 461 0 1064 0 1615">
          <text:p/>
        </draw:path>
        <draw:polygon draw:style-name="gr3" draw:text-style-name="P3" draw:layer="layout" svg:width="0.309cm" svg:height="0.441cm" svg:x="29.92cm" svg:y="6.611cm" svg:viewBox="0 0 310 442" draw:points="310,0 155,442 0,0">
          <text:p/>
        </draw:polygon>
        <draw:polygon draw:style-name="gr2" draw:text-style-name="P2" draw:layer="layout" svg:width="15.699cm" svg:height="2.469cm" svg:x="22.225cm" svg:y="11.245cm" svg:viewBox="0 0 15700 2470" draw:points="7850,0 0,1235 7850,2470 15700,1235">
          <text:p/>
        </draw:polygon>
        <draw:path draw:style-name="gr2" draw:text-style-name="P2" draw:layer="layout" svg:width="0cm" svg:height="1.592cm" svg:x="30.074cm" svg:y="9.193cm" svg:viewBox="0 0 0 1593" svg:d="M0 0c0 478 0 1057 0 1593">
          <text:p/>
        </draw:path>
        <draw:polygon draw:style-name="gr3" draw:text-style-name="P3" draw:layer="layout" svg:width="0.309cm" svg:height="0.441cm" svg:x="29.92cm" svg:y="10.802cm" svg:viewBox="0 0 310 442" draw:points="310,0 155,442 0,0">
          <text:p/>
        </draw:polygon>
        <draw:polygon draw:style-name="gr5" draw:text-style-name="P5" xml:id="id2" draw:id="id2" draw:layer="layout" svg:width="12.7cm" svg:height="1.587cm" svg:x="23.724cm" svg:y="16.704cm" svg:viewBox="0 0 12701 1588" draw:points="12701,0 0,0 0,1588 12701,1588">
          <text:p/>
        </draw:polygon>
        <draw:path draw:style-name="gr2" draw:text-style-name="P2" draw:layer="layout" svg:width="0cm" svg:height="2.683cm" svg:x="30.074cm" svg:y="13.716cm" svg:viewBox="0 0 0 2684" svg:d="M0 0c0 825 0 1858 0 2684">
          <text:p/>
        </draw:path>
        <draw:polygon draw:style-name="gr3" draw:text-style-name="P3" draw:layer="layout" svg:width="0.309cm" svg:height="0.441cm" svg:x="29.92cm" svg:y="16.259cm" svg:viewBox="0 0 310 442" draw:points="310,0 155,442 0,0">
          <text:p/>
        </draw:polygon>
        <draw:frame draw:style-name="gr6" draw:text-style-name="P2" draw:layer="layout" svg:width="6.475cm" svg:height="0.877cm" svg:x="6.4cm" svg:y="0.635cm">
          <draw:text-box>
            <text:p text:style-name="P6"><text:span text:style-name="T1">VM1 appid1 laddr1 </text:span></text:p>
          </draw:text-box>
        </draw:frame>
        <draw:frame draw:style-name="gr7" draw:text-style-name="P2" draw:layer="layout" svg:width="4.659cm" svg:height="0.877cm" svg:x="6.7cm" svg:y="3.854cm">
          <draw:text-box>
            <text:p text:style-name="P6"><text:span text:style-name="T1">virtual address</text:span></text:p>
          </draw:text-box>
        </draw:frame>
        <draw:frame draw:style-name="gr8" draw:text-style-name="P2" draw:layer="layout" svg:width="5.848cm" svg:height="0.877cm" svg:x="6.7cm" svg:y="6.897cm">
          <draw:text-box>
            <text:p text:style-name="P6"><text:span text:style-name="T1">page table lookup </text:span></text:p>
          </draw:text-box>
        </draw:frame>
        <draw:frame draw:style-name="gr9" draw:text-style-name="P2" draw:layer="layout" svg:width="6.818cm" svg:height="0.877cm" svg:x="6.7cm" svg:y="7.779cm">
          <draw:text-box>
            <text:p text:style-name="P6"><text:span text:style-name="T1">page.APPID=appid1 </text:span></text:p>
          </draw:text-box>
        </draw:frame>
        <draw:frame draw:style-name="gr10" draw:text-style-name="P2" draw:layer="layout" svg:width="7.817cm" svg:height="0.877cm" svg:x="6.7cm" svg:y="12.644cm">
          <draw:text-box>
            <text:p text:style-name="P6"><text:span text:style-name="T1">appid1 == page.APPID?</text:span></text:p>
          </draw:text-box>
        </draw:frame>
        <draw:frame draw:style-name="gr11" draw:text-style-name="P2" draw:layer="layout" svg:width="0.447cm" svg:height="0.683cm" svg:x="9.745cm" svg:y="19.09cm">
          <draw:text-box>
            <text:p text:style-name="P6"><text:span text:style-name="T2">Y</text:span></text:p>
          </draw:text-box>
        </draw:frame>
        <draw:frame draw:style-name="gr12" draw:text-style-name="P2" draw:layer="layout" svg:width="5.23cm" svg:height="0.877cm" svg:x="6.7cm" svg:y="20.84cm">
          <draw:text-box>
            <text:p text:style-name="P6"><text:span text:style-name="T1">physical address</text:span></text:p>
          </draw:text-box>
        </draw:frame>
        <draw:frame draw:style-name="gr13" draw:text-style-name="P2" draw:layer="layout" svg:width="1.683cm" svg:height="0.877cm" svg:x="8.6cm" svg:y="24.059cm">
          <draw:text-box>
            <text:p text:style-name="P6"><text:span text:style-name="T1">DDR</text:span></text:p>
          </draw:text-box>
        </draw:frame>
        <draw:frame draw:style-name="gr14" draw:text-style-name="P2" draw:layer="layout" svg:width="4.045cm" svg:height="0.877cm" svg:x="28.342cm" svg:y="0.635cm">
          <draw:text-box>
            <text:p text:style-name="P6"><text:span text:style-name="T1">VM1 appid2</text:span></text:p>
          </draw:text-box>
        </draw:frame>
        <draw:frame draw:style-name="gr7" draw:text-style-name="P2" draw:layer="layout" svg:width="4.659cm" svg:height="0.877cm" svg:x="28.342cm" svg:y="3.854cm">
          <draw:text-box>
            <text:p text:style-name="P6"><text:span text:style-name="T1">virtual address</text:span></text:p>
          </draw:text-box>
        </draw:frame>
        <draw:frame draw:style-name="gr8" draw:text-style-name="P2" draw:layer="layout" svg:width="5.848cm" svg:height="0.877cm" svg:x="28.342cm" svg:y="7.338cm">
          <draw:text-box>
            <text:p text:style-name="P6"><text:span text:style-name="T1">page table lookup </text:span></text:p>
          </draw:text-box>
        </draw:frame>
        <draw:frame draw:style-name="gr15" draw:text-style-name="P2" draw:layer="layout" svg:width="6.619cm" svg:height="0.877cm" svg:x="28.342cm" svg:y="8.22cm">
          <draw:text-box>
            <text:p text:style-name="P6"><text:span text:style-name="T1">page.APPID=appid1</text:span></text:p>
          </draw:text-box>
        </draw:frame>
        <draw:frame draw:style-name="gr16" draw:text-style-name="P7" draw:layer="layout" svg:width="8.209cm" svg:height="0.921cm" svg:x="27.404cm" svg:y="12.1cm">
          <draw:text-box>
            <text:p text:style-name="P6"><text:span text:style-name="T1">appid2 == page.APPID?</text:span></text:p>
          </draw:text-box>
        </draw:frame>
        <draw:frame draw:style-name="gr17" draw:text-style-name="P2" draw:layer="layout" svg:width="4.172cm" svg:height="0.877cm" svg:x="28.3cm" svg:y="16.863cm">
          <draw:text-box>
            <text:p text:style-name="P6"><text:span text:style-name="T1">Access Deny</text:span></text:p>
          </draw:text-box>
        </draw:frame>
        <draw:frame draw:style-name="gr11" draw:text-style-name="P2" draw:layer="layout" svg:width="0.447cm" svg:height="0.683cm" svg:x="30.383cm" svg:y="14.59cm">
          <draw:text-box>
            <text:p text:style-name="P6"><text:span text:style-name="T2">N</text:span></text:p>
          </draw:text-box>
        </draw:frame>
        <draw:frame draw:style-name="gr9" draw:text-style-name="P2" draw:layer="layout" svg:width="7.122cm" svg:height="0.877cm" svg:x="6.688cm" svg:y="8.58cm">
          <draw:text-box>
            <text:p text:style-name="P6"><text:span text:style-name="T1">page.LADDR=laddr1 </text:span></text:p>
          </draw:text-box>
        </draw:frame>
        <draw:polygon draw:style-name="gr2" draw:text-style-name="P2" xml:id="id1" draw:id="id1" draw:layer="layout" svg:width="15.699cm" svg:height="2.469cm" svg:x="1.588cm" svg:y="16.246cm" svg:viewBox="0 0 15700 2470" draw:points="7850,0 0,1235 7850,2470 15700,1235">
          <text:p/>
        </draw:polygon>
        <draw:polygon draw:style-name="gr3" draw:text-style-name="P3" draw:layer="layout" svg:width="0.309cm" svg:height="0.441cm" svg:x="9.282cm" svg:y="15.797cm" svg:viewBox="0 0 310 442" draw:points="310,0 155,442 0,0">
          <text:p/>
        </draw:polygon>
        <draw:frame draw:style-name="gr10" draw:text-style-name="P2" draw:layer="layout" svg:width="8.122cm" svg:height="0.877cm" svg:x="6.1cm" svg:y="17.145cm">
          <draw:text-box>
            <text:p text:style-name="P6"><text:span text:style-name="T1">laddr1 == page.LADDR?</text:span></text:p>
          </draw:text-box>
        </draw:frame>
        <draw:path draw:style-name="gr2" draw:text-style-name="P2" draw:layer="layout" svg:width="0cm" svg:height="1.777cm" svg:x="9.437cm" svg:y="14.217cm" svg:viewBox="0 0 0 1778" svg:d="M0 0c0 541 0 1191 0 1778">
          <text:p/>
        </draw:path>
        <draw:frame draw:style-name="gr11" draw:text-style-name="P2" draw:layer="layout" svg:width="0.447cm" svg:height="0.683cm" svg:x="9.746cm" svg:y="14.691cm">
          <draw:text-box>
            <text:p text:style-name="P6"><text:span text:style-name="T2">Y</text:span></text:p>
          </draw:text-box>
        </draw:frame>
        <draw:frame draw:style-name="gr11" draw:text-style-name="P2" draw:layer="layout" svg:width="0.447cm" svg:height="0.683cm" svg:x="9.746cm" svg:y="10.291cm">
          <draw:text-box>
            <text:p text:style-name="P6"><text:span text:style-name="T2">Y</text:span></text:p>
          </draw:text-box>
        </draw:frame>
        <draw:connector draw:style-name="gr18" draw:text-style-name="P7" draw:layer="layout" draw:type="line" svg:x1="17.288cm" svg:y1="17.481cm" svg:x2="23.724cm" svg:y2="17.498cm" draw:start-shape="id1" draw:start-glue-point="1" draw:end-shape="id2" draw:end-glue-point="3" svg:d="M17288 17481l6436 17" svg:viewBox="0 0 6437 18">
          <text:p/>
        </draw:connector>
        <draw:frame draw:style-name="gr11" draw:text-style-name="P2" draw:layer="layout" svg:width="0.447cm" svg:height="0.683cm" svg:x="19.88cm" svg:y="16.691cm">
          <draw:text-box>
            <text:p text:style-name="P6"><text:span text:style-name="T2">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serif"/>
    <style:font-face style:name="Times" svg:font-family="Times, 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25.66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7-20T13:11:37.761000000</dc:date>
    <meta:editing-duration>PT1H21M40S</meta:editing-duration>
    <meta:editing-cycles>7</meta:editing-cycles>
    <meta:generator>LibreOffice/5.3.4.2$Windows_X86_64 LibreOffice_project/f82d347ccc0be322489bf7da61d7e4ad13fe2ff3</meta:generator>
    <meta:document-statistic meta:object-count="54"/>
  </office:meta>
</office:document-meta>
</file>